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draw:g>
          <draw:g>
            <draw:path draw:style-name="style0" draw:layer="layout" svg:width="5.419cm" svg:height="5.813cm" svg:x="0.35cm" svg:y="0.292cm" svg:viewBox="0 0 5420 5814" svg:d="m1112 4873c-291 56-854-760-854-867 0-108-53-57-53-219 0-161 226-197-62-734-288-538-62-444-3-444 58 0-120-258-52-366 67-107 228-7 52-279-177-272 150-537 269-752 118-215 205-199 323-261 119-62 322-73 440-351 119-279 327-141 452-248 124-107 530-215 767-322 237-108 830 107 948 107 119 0 292 215 292 215 21 107 42 215 64 322 79 93 158 185 237 277 0 0 237 48 355 101 119 52 474 267 474 267h-51c0 0 768 430 706 752-62 323-302 860-360 860s-139 308-58 537c491 1387-43-135-224 1157-15 106-131 240-131 455s-91 591-210 625c-1008 290-1792-33-1122-591 280-233 279-449 318-688 78-478 254 164 540-49 85-63 118-216 118-371 0-156 237-165 119-430-119-265-119-156-237-430-119-275-237-744-237-802s118-179-119-226-355-369-355-369c-79-179-158-358-237-537-79 71-158 143-237 215 0 0-356 429-474 429h-593c-118 0-293 108-355 215-63 108-237 323-237 430 0 108-119 358-237 370-119 13-308 275-308 275-37-108-74-215-111-323 0 0-97 386-111 430-14 45 69 600 125 647 55 48 620 189 620 189-39 36 386 48-191 784z">
              <text:p/>
            </draw:path>
            <draw:path draw:style-name="style0" draw:layer="layout" svg:width="1.1cm" svg:height="1.184cm" svg:x="3.323cm" svg:y="3.22cm" svg:viewBox="0 0 1101 1185" svg:d="m1060 575c82 211-100 626-340 610-566-36-720-375-720-659 0-283 290-526 530-526 235 0 562 86 571 363">
              <text:p/>
            </draw:path>
            <draw:path draw:style-name="style1" draw:layer="layout" svg:width="5.184cm" svg:height="5.64cm" svg:x="0.481cm" svg:y="0cm" svg:viewBox="0 0 5185 5641" svg:d="m1017 4710c-1079-465-819-962-940-1649-199-768-26-1787 703-2252 630-419 701-914 2393-789 1104 233 1581 790 1943 1432 263 774-312 1391-174 1903 147 619-541 1088-441 1697 192 528-812 942-809 139 575-1177 803-1353 409-2096 0-881-1013-1058-1250-1621-565 791-1748 1439-2066 1117-35 1304-323 424-144 1558 120 287 249 277 376 561z">
              <text:p/>
            </draw:path>
            <draw:path draw:style-name="style0" draw:layer="layout" svg:width="2.323cm" svg:height="1.8cm" svg:x="1.003cm" svg:y="0.71cm" svg:viewBox="0 0 2324 1801" svg:d="m2324 641c-357 427-801 1018-1440 1097-136-9-477 73-612 62 40-37 362-91 381-174 212-45 384-178 633-407 10-66-472 122-522 120-255 59-504 136-764 174 799-310 1163-462 1174-602-117 9-327-58-445-67 121-173 806-272 960-434-306 84-888 167-1117 226 612-197 1125-228 1567-636 152 194 168 363 185 641z">
              <text:p/>
            </draw:path>
            <draw:path draw:style-name="style0" draw:layer="layout" svg:width="0.662cm" svg:height="2.942cm" svg:x="4.81cm" svg:y="2.081cm" svg:viewBox="0 0 663 2943" svg:d="m0 523c67 644 142 1507 344 1980 46 75 148 367 194 440-8-62-108-315-105-409-64-176-105-414-160-796 5-71 141 413 158 443 77 215 151 446 232 644-227-801-329-1178-315-1324 37 81 114 145 155 209-19-247-234-769-265-1024 91 272 273 714 341 914-178-574-344-922-441-1600-73 98-99 256-138 523z">
              <text:p/>
            </draw:path>
            <draw:path draw:style-name="style0" draw:layer="layout" svg:width="0.661cm" svg:height="1.7cm" svg:x="4.89cm" svg:y="2.037cm" svg:viewBox="0 0 662 1701" svg:d="m0 303c66 372 142 870 343 1144 46 43 149 212 195 254-9-36-109-182-105-236-65-102-105-240-160-460 5-41 141 239 158 256 77 124 150 258 231 372-226-463-328-681-315-765 38 47 115 83 155 121-19-143-233-445-264-592 90 157 273 413 341 528-178-332-344-533-441-925-73 57-99 148-138 303z">
              <text:p/>
            </draw:path>
            <draw:path draw:style-name="style0" draw:layer="layout" svg:width="0.617cm" svg:height="1.7cm" svg:x="4.424cm" svg:y="3.848cm" svg:viewBox="0 0 618 1701" svg:d="m618 302c-62 373-133 871-321 1145-42 43-138 212-181 254 8-36 101-182 98-236 60-102 98-240 149-460-4-41-132 239-147 256-72 124-141 258-216 372 211-463 306-681 294-765-35 47-107 83-145 120 18-142 218-444 247-591-85 157-255 413-319 528 167-332 322-533 412-925 69 57 93 148 129 302z">
              <text:p/>
            </draw:path>
            <draw:path draw:style-name="style0" draw:layer="layout" svg:width="0.714cm" svg:height="1.7cm" svg:x="0.628cm" svg:y="3.427cm" svg:viewBox="0 0 715 1701" svg:d="m0 302c72 372 153 871 371 1144 49 44 160 212 210 255-10-36-118-182-114-237-69-101-113-239-172-460 5-41 152 239 170 256 83 124 162 258 250 373-245-464-355-681-340-765 40 46 124 83 167 120-21-143-252-444-286-592 98 157 295 413 369 529-192-332-371-533-476-925-79 56-107 148-149 302z">
              <text:p/>
            </draw:path>
            <draw:path draw:style-name="style0" draw:layer="layout" svg:width="0.375cm" svg:height="1.755cm" svg:x="0.556cm" svg:y="2.185cm" svg:viewBox="0 0 376 1756" svg:d="m126 43c-69 322-172 734-103 1172 21 89 47 330 69 418 5-34-26-258-5-287-18-150-5-290 24-501 17-19 33 337 40 370 20 180 34 361 60 541-26-591-35-863 2-898 15 80 63 205 82 282 32-115-38-588-14-722 20 219 79 621 95 784-32-444-96-791-44-1164-76-62-126-39-206 5z">
              <text:p/>
            </draw:path>
            <draw:path draw:style-name="style0" draw:layer="layout" svg:width="0.814cm" svg:height="1.495cm" svg:x="0.234cm" svg:y="1.62cm" svg:viewBox="0 0 815 1496" svg:d="m815 349c-124 336-278 791-502 977-48 24-168 147-216 170 14-32 127-134 134-188 74-74 134-192 221-384 3-42-166 176-184 186-89 90-177 191-268 270 280-361 408-532 411-619-41 31-115 35-157 56 42-132 283-340 336-471-107 117-312 293-392 378 215-252 395-381 549-724 55 84 61 183 68 349z">
              <text:p/>
            </draw:path>
            <draw:path draw:style-name="style0" draw:layer="layout" svg:width="2.181cm" svg:height="2.383cm" svg:x="3.192cm" svg:y="0.526cm" svg:viewBox="0 0 2182 2384" svg:d="m0 0c1244 146 1961 1143 2064 1615-5 99 124 493 118 591-41-32-108-272-194-291-54-159-253-471-499-670-69-12 197 531 197 568 68 191 157 379 205 571-348-606-519-883-665-901 13 86-50 235-55 320-185-100-310-608-483-732 97 229 28 725 97 896-10-349-99-903-538-1255 196-98 130-297-247-712z">
              <text:p/>
            </draw:path>
            <draw:path draw:style-name="style0" draw:layer="layout" svg:width="1.634cm" svg:height="0.924cm" svg:x="0.927cm" svg:y="0.528cm" svg:viewBox="0 0 1635 925" svg:d="m1325 0c-360 92-843 196-1093 478-38 65-194 208-232 273 35-13 169-152 223-147 94-90 226-147 437-223 41 6-221 197-237 221-114 107-239 210-344 323 434-316 638-459 723-440-43 53-71 161-104 217 138-26 415-326 557-370-146 127-380 382-488 478 310-249 492-481 868-616-62-103-155-140-310-19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none"/>
    </style:style>
    <style:style style:name="gradient0" style:family="graphic" style:parent-style-name="standard">
      <style:graphic-properties draw:fill="gradient" draw:textarea-horizontal-align="center" draw:textarea-vertical-align="middle"/>
    </style:style>
    <style:style style:name="gradient1" style:family="graphic" style:parent-style-name="standard">
      <style:graphic-properties draw:fill="gradient" draw:textarea-horizontal-align="center" draw:textarea-vertical-align="middle"/>
    </style:style>
    <style:style style:name="style1" style:family="graphic" style:parent-style-name="standard">
      <style:graphic-properties draw:stroke="none" draw:fill="solid" draw:fill-color="#ffd42a"/>
    </style:style>
    <style:style style:name="gradient2" style:family="graphic" style:parent-style-name="standard">
      <style:graphic-properties draw:fill="gradient" draw:textarea-horizontal-align="center" draw:textarea-vertical-align="middle"/>
    </style:style>
    <style:style style:name="gradient3" style:family="graphic" style:parent-style-name="standard">
      <style:graphic-properties draw:fill="gradient" draw:textarea-horizontal-align="center" draw:textarea-vertical-align="middle"/>
    </style:style>
    <style:style style:name="gradient4" style:family="graphic" style:parent-style-name="standard">
      <style:graphic-properties draw:fill="gradient" draw:textarea-horizontal-align="center" draw:textarea-vertical-align="middle"/>
    </style:style>
    <style:style style:name="gradient5" style:family="graphic" style:parent-style-name="standard">
      <style:graphic-properties draw:fill="gradient" draw:textarea-horizontal-align="center" draw:textarea-vertical-align="middle"/>
    </style:style>
    <style:style style:name="gradient6" style:family="graphic" style:parent-style-name="standard">
      <style:graphic-properties draw:fill="gradient" draw:textarea-horizontal-align="center" draw:textarea-vertical-align="middle"/>
    </style:style>
    <style:style style:name="gradient7" style:family="graphic" style:parent-style-name="standard">
      <style:graphic-properties draw:fill="gradient" draw:textarea-horizontal-align="center" draw:textarea-vertical-align="middle"/>
    </style:style>
    <style:style style:name="gradient8" style:family="graphic" style:parent-style-name="standard">
      <style:graphic-properties draw:fill="gradient" draw:textarea-horizontal-align="center" draw:textarea-vertical-align="middle"/>
    </style:style>
    <style:style style:name="gradient9" style:family="graphic" style:parent-style-name="standard">
      <style:graphic-properties draw:fill="gradient" draw:textarea-horizontal-align="center" draw:textarea-vertical-align="middle"/>
    </style:style>
    <style:style style:name="gradient10" style:family="graphic" style:parent-style-name="standard">
      <style:graphic-properties draw:fill="gradient" draw:textarea-horizontal-align="center" draw:textarea-vertical-align="midd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tomas_arad</meta:initial-creator>
    <meta:creation-date>2006-09-25T04:14:13</meta:creation-date>
    <dc:creator>yves </dc:creator>
    <dc:date>2013-09-27T12:36:55</dc:date>
    <dc:description>smiling blonde woman</dc:description>
    <dc:format>image/svg+xml</dc:format>
    <dc:publisher>Open Clip Art Library</dc:publisher>
    <dc:source>http://openclipart.org/detail/210/smiles-blonde-face-by-tomas_arad</dc:source>
    <dc:subject>blondeclip artclipartfacepeoplepersonsmilingwoman</dc:subject>
    <meta:editing-cycles>3</meta:editing-cycles>
    <meta:editing-duration>PT56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